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t Review Pit-Aurel Ehlers</text:p>
      <text:p text:style-name="Standard"/>
      <text:p text:style-name="Standard">Aufgaben:</text:p>
      <text:list xml:id="list7238827327547908168" text:style-name="L1">
        <text:list-item>
          <text:p text:style-name="P1">Ein Python Skript schreiben, welches aus einer XML-Datei auslesen kann, wie viele Parkplätze belegt sind und wie viele frei sind.</text:p>
        </text:list-item>
        <text:list-item>
          <text:p text:style-name="P1">Ein Python Skript schreiben, welches die Parkplätze aus einem JPG Bild ausschneidet. Die Koordinaten, wo sich die Parkplätze befinden werden aus einer XML-Datei ausgelesen.</text:p>
        </text:list-item>
      </text:list>
      <text:p text:style-name="Standard"/>
      <text:p text:style-name="Standard">Vorgehen:</text:p>
      <text:list xml:id="list1139841820986084589" text:style-name="L2">
        <text:list-item>
          <text:p text:style-name="P2">Das erste Python Skript wurde mit PyCharm entwickelt, da diese Entwicklungsumgebung schon bekannt war.</text:p>
        </text:list-item>
        <text:list-item>
          <text:p text:style-name="P2">Nach Empfehlung von Herrn Willrich wurde auf Wing umgestiegen.</text:p>
        </text:list-item>
      </text:list>
      <text:p text:style-name="Standard"/>
      <text:p text:style-name="Standard">Probleme:</text:p>
      <text:list xml:id="list1657680709478092248" text:style-name="L3">
        <text:list-item>
          <text:p text:style-name="P3">Bei der Interpretation der Koordinaten kam es zu einem Missverständnis. Lösung: Nach Absprache mit den anderen Teampartner konnte Klarheit geschaffen werden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t-Aurel Ehlers</meta:initial-creator>
    <meta:creation-date>2019-04-21T17:47:41.71</meta:creation-date>
    <meta:document-statistic meta:table-count="0" meta:image-count="0" meta:object-count="0" meta:page-count="1" meta:paragraph-count="9" meta:word-count="100" meta:character-count="684"/>
    <dc:date>2019-04-21T18:03:45.33</dc:date>
    <dc:creator>Pit-Aurel Ehlers</dc:creator>
    <meta:editing-duration>PT42S</meta:editing-duration>
    <meta:editing-cycles>1</meta:editing-cycles>
    <meta:generator>OpenOffice/4.1.5$Win32 OpenOffice.org_project/415m1$Build-9789</meta:generator>
  </office:meta>
</office:document-meta>
</file>